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3384" calcext:value-type="float">
            <text:p>132.9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9092" calcext:value-type="float">
            <text:p>133.0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88584" calcext:value-type="float">
            <text:p>132.6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84824" calcext:value-type="float">
            <text:p>133.0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36" calcext:value-type="float">
            <text:p>131.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0096" calcext:value-type="float">
            <text:p>129.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1036" calcext:value-type="float">
            <text:p>128.6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03224" calcext:value-type="float">
            <text:p>127.9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02" calcext:value-type="float">
            <text:p>127.3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8448" calcext:value-type="float">
            <text:p>127.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3104" calcext:value-type="float">
            <text:p>126.9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92584" calcext:value-type="float">
            <text:p>126.5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62944" calcext:value-type="float">
            <text:p>125.6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9696" calcext:value-type="float">
            <text:p>124.0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4484" calcext:value-type="float">
            <text:p>122.5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77912" calcext:value-type="float">
            <text:p>121.9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2848" calcext:value-type="float">
            <text:p>120.3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0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0992" calcext:value-type="float">
            <text:p>119.9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0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0992" calcext:value-type="float">
            <text:p>119.9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124" calcext:value-type="float">
            <text:p>116.6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61944" calcext:value-type="float">
            <text:p>117.6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5856" calcext:value-type="float">
            <text:p>116.1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32502</text:p>
          </table:table-cell>
          <table:table-cell office:value-type="string" calcext:value-type="string">
            <text:p>TWDB:0932502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